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64ce" officeooo:paragraph-rsid="000864ce"/>
    </style:style>
    <style:style style:name="P2" style:family="paragraph" style:parent-style-name="Standard">
      <style:text-properties officeooo:rsid="000a2859" officeooo:paragraph-rsid="000a2859"/>
    </style:style>
    <style:style style:name="P3" style:family="paragraph" style:parent-style-name="Standard">
      <style:text-properties fo:font-weight="bold" officeooo:rsid="000864ce" officeooo:paragraph-rsid="000864ce" style:font-weight-asian="bold" style:font-weight-complex="bold"/>
    </style:style>
    <style:style style:name="P4" style:family="paragraph" style:parent-style-name="Standard">
      <style:text-properties fo:font-weight="bold" officeooo:rsid="000a2859" officeooo:paragraph-rsid="000a2859" style:font-weight-asian="bold" style:font-weight-complex="bold"/>
    </style:style>
    <style:style style:name="P5" style:family="paragraph" style:parent-style-name="Standard">
      <style:text-properties fo:font-weight="bold" officeooo:rsid="000a4023" officeooo:paragraph-rsid="000a4023" style:font-weight-asian="bold" style:font-weight-complex="bold"/>
    </style:style>
    <style:style style:name="P6" style:family="paragraph" style:parent-style-name="Standard">
      <style:text-properties fo:font-weight="normal" officeooo:rsid="000a2859" officeooo:paragraph-rsid="000a2859" style:font-weight-asian="normal" style:font-weight-complex="normal"/>
    </style:style>
    <style:style style:name="P7" style:family="paragraph" style:parent-style-name="Standard">
      <style:text-properties fo:font-weight="normal" officeooo:rsid="000a4023" officeooo:paragraph-rsid="000a402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acus Worksheets</text:p>
      <text:p text:style-name="P1"/>
      <text:p text:style-name="P3">Objective</text:p>
      <text:p text:style-name="P1">Create a worksheet layout using css so Le can input numbers prior to printing. </text:p>
      <text:p text:style-name="P1"/>
      <text:p text:style-name="P3">Specifications</text:p>
      <text:p text:style-name="P2">The worksheet should print landscape and contain two rows of questions.</text:p>
      <text:p text:style-name="P2"/>
      <text:p text:style-name="P4">Plan</text:p>
      <text:p text:style-name="P6">Using flexbox, set up the two rows of question boxes on the page. Use @media print to specify page size, landscape, font size and margins. Test in print preview.</text:p>
      <text:p text:style-name="P6"/>
      <text:p text:style-name="P5">Helpful Websites</text:p>
      <text:p text:style-name="P7">@page <text:s/><text:a xlink:type="simple" xlink:href="https://www.w3.org/TR/CSS2/page.html#page-intro">https://www.w3.org/TR/CSS2/page.html#page-intr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9:49:32.305771161</meta:creation-date>
    <dc:date>2019-01-05T22:48:21.622775397</dc:date>
    <meta:editing-duration>PT2H56M35S</meta:editing-duration>
    <meta:editing-cycles>2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9" meta:word-count="63" meta:character-count="425" meta:non-whitespace-character-count="369"/>
  </office:meta>
</office:document-meta>
</file>